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line-height="115%"/>
    </style:style>
    <style:style style:name="T2" style:parent-style-name="DefaultParagraphFont" style:family="text">
      <style:text-properties fo:font-weight="bold" style:font-weight-asian="bold" style:font-weight-complex="bold" fo:font-size="14pt" style:font-size-asian="14pt" style:font-size-complex="14pt"/>
    </style:style>
    <style:style style:name="P3" style:parent-style-name="Normal" style:family="paragraph">
      <style:paragraph-properties fo:text-align="justify" fo:line-height="115%"/>
      <style:text-properties fo:font-size="14pt" style:font-size-asian="14pt" style:font-size-complex="14pt"/>
    </style:style>
    <style:style style:name="P4" style:parent-style-name="Normal" style:family="paragraph">
      <style:paragraph-properties fo:text-align="justify" fo:line-height="115%"/>
      <style:text-properties fo:font-size="14pt" style:font-size-asian="14pt" style:font-size-complex="14pt"/>
    </style:style>
    <style:style style:name="P5" style:parent-style-name="Normal" style:family="paragraph">
      <style:paragraph-properties fo:text-align="justify" fo:line-height="115%"/>
      <style:text-properties fo:font-size="14pt" style:font-size-asian="14pt" style:font-size-complex="14pt"/>
    </style:style>
    <style:style style:name="P6" style:parent-style-name="Normal" style:family="paragraph">
      <style:paragraph-properties fo:text-align="end" fo:line-height="115%"/>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font-size="14pt" style:font-size-asian="14pt" style:font-size-complex="14pt"/>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size="14pt" style:font-size-asian="14pt" style:font-size-complex="14pt"/>
    </style:style>
    <style:style style:name="T16" style:parent-style-name="DefaultParagraphFont" style:family="text">
      <style:text-properties fo:font-size="14pt" style:font-size-asian="14pt" style:font-size-complex="14pt"/>
    </style:style>
    <style:style style:name="T17" style:parent-style-name="DefaultParagraphFont" style:family="text">
      <style:text-properties fo:font-weight="bold" style:font-weight-asian="bold" style:font-weight-complex="bold" fo:font-size="14pt" style:font-size-asian="14pt" style:font-size-complex="14pt"/>
    </style:style>
    <style:style style:name="P18" style:parent-style-name="Normal" style:family="paragraph">
      <style:paragraph-properties fo:text-align="end" fo:line-height="115%"/>
      <style:text-properties fo:font-size="14pt" style:font-size-asian="14pt" style:font-size-complex="14pt"/>
    </style:style>
    <style:style style:name="P19" style:parent-style-name="Normal" style:family="paragraph">
      <style:paragraph-properties fo:text-align="justify" fo:line-height="115%"/>
    </style:style>
    <style:style style:name="T20" style:parent-style-name="DefaultParagraphFont" style:family="text">
      <style:text-properties fo:font-weight="bold" style:font-weight-asian="bold" style:font-weight-complex="bold" fo:font-size="14pt" style:font-size-asian="14pt" style:font-size-complex="14pt"/>
    </style:style>
    <style:style style:name="P21" style:parent-style-name="Normal" style:family="paragraph">
      <style:paragraph-properties fo:text-align="justify" fo:line-height="115%"/>
      <style:text-properties fo:font-size="14pt" style:font-size-asian="14pt" style:font-size-complex="14pt"/>
    </style:style>
    <style:style style:name="P22" style:parent-style-name="Normal" style:family="paragraph">
      <style:paragraph-properties fo:text-align="justify" fo:line-height="115%"/>
      <style:text-properties fo:font-size="14pt" style:font-size-asian="14pt" style:font-size-complex="14pt"/>
    </style:style>
    <style:style style:name="P23" style:parent-style-name="Normal" style:family="paragraph">
      <style:paragraph-properties fo:text-align="justify" fo:line-height="115%"/>
      <style:text-properties fo:font-size="14pt" style:font-size-asian="14pt" style:font-size-complex="14pt"/>
    </style:style>
    <style:style style:name="P24" style:parent-style-name="Normal" style:family="paragraph">
      <style:paragraph-properties fo:text-align="justify" fo:line-height="115%"/>
      <style:text-properties fo:font-size="14pt" style:font-size-asian="14pt" style:font-size-complex="14pt"/>
    </style:style>
    <style:style style:name="P25" style:parent-style-name="Normal" style:family="paragraph">
      <style:paragraph-properties fo:text-align="justify" fo:line-height="115%"/>
      <style:text-properties fo:font-size="14pt" style:font-size-asian="14pt" style:font-size-complex="14pt"/>
    </style:style>
    <style:style style:name="P26" style:parent-style-name="Normal" style:family="paragraph">
      <style:paragraph-properties fo:text-align="justify" fo:line-height="115%"/>
      <style:text-properties fo:font-size="14pt" style:font-size-asian="14pt" style:font-size-complex="14pt"/>
    </style:style>
    <style:style style:name="P27" style:parent-style-name="Normal" style:family="paragraph">
      <style:paragraph-properties fo:text-align="justify" fo:line-height="115%"/>
      <style:text-properties fo:font-size="14pt" style:font-size-asian="14pt" style:font-size-complex="14pt"/>
    </style:style>
  </office:automatic-styles>
  <office:body>
    <office:text text:use-soft-page-breaks="true">
      <text:p text:style-name="P1"><text:span text:style-name="T2">Mahamat Yana OUMAR</text:span></text:p>
      <text:p text:style-name="P3">Ndjamena, Tchad</text:p>
      <text:p text:style-name="P4">Tél : +235 62 28 38 38 / 99 80 52 59</text:p>
      <text:p text:style-name="P5">Email : omaryana238@gmail.com</text:p>
      <text:p text:style-name="P6"><text:span text:style-name="T7"><text:s text:c="62"/></text:span><text:span text:style-name="T8"><text:s text:c="3"/></text:span><text:span text:style-name="T9">A</text:span><text:span text:style-name="T10"><text:s/>l’attention d</text:span><text:span text:style-name="T11">u</text:span><text:span text:style-name="T12"><text:s/>Responsable des</text:span><text:span text:style-name="T13"><text:s/></text:span><text:span text:style-name="T14">Ressources Humaines</text:span><text:span text:style-name="T15"><text:s/>de</text:span><text:span text:style-name="T16"><text:s/></text:span><text:span text:style-name="T17">Ecobank Tchad</text:span></text:p>
      <text:p text:style-name="P18"/>
      <text:p text:style-name="P19"><text:span text:style-name="T20">Objet : Candidature au poste d’Analyste de Crédit<text:s/></text:span></text:p>
      <text:p text:style-name="P21">Monsieur,</text:p>
      <text:p text:style-name="P22">Le dynamisme d’Ecobank dans l’accompagnement des économies et son expertise en gestion des risques sont pour moi des modèles d’excellence. Titulaire d’un Master en Management de Projets et d’une Licence en Banque-Finance-Assurance, je souhaite mettre mes compétences et ma rigueur au service de votre département Crédit.</text:p>
      <text:p text:style-name="P23">Mon parcours académique et professionnel m’a permis de maîtriser les mécanismes financiers essentiels à l'analyse de la solvabilité. Qu'il s'agisse du segment<text:s/>Commercial ou Consumer, je possède une solide capacité à évaluer la rentabilité des projets et identifier les signaux d’alerte liés aux risques de défaut.</text:p>
      <text:p text:style-name="P24">Je suis convaincu que mon approche rigoureuse et mon esprit de synthèse contribueront à optimiser le temps de traitement des dossiers tout en garantissant la qualité du portefeuille de la banque. Ma vision est<text:s/>de<text:s/>concilier le développement commercial d’Ecobank avec une maîtrise stricte du coût du risque.</text:p>
      <text:p text:style-name="P25">Intègre, proactif et doté d’une grande capacité de travail sous pression, je suis prêt à m’investir pleinement pour soutenir la croissance de vos segments de clientèle. Je serais ravi de vous exposer, lors d’un entretien, ma détermination à porter haut les standards de votre institution.</text:p>
      <text:p text:style-name="P26">Je vous remercie de l’attention portée à ma candidature et vous prie d’agréer, Monsieur le Responsable, l’expression de mes salutations distinguées.</text:p>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AMAT OUMAR YANA</meta:initial-creator>
    <dc:creator>MAHAMAT OUMAR YANA</dc:creator>
    <meta:creation-date>2026-04-03T15:17:00Z</meta:creation-date>
    <dc:date>2026-04-03T15:43:00Z</dc:date>
    <meta:template xlink:href="Normal.dotm" xlink:type="simple"/>
    <meta:editing-cycles>4</meta:editing-cycles>
    <meta:editing-duration>PT840S</meta:editing-duration>
    <meta:document-statistic meta:page-count="1" meta:paragraph-count="3" meta:word-count="258" meta:character-count="1676" meta:row-count="11" meta:non-whitespace-character-count="1421"/>
  </office:meta>
</office:document-meta>
</file>